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ctype.h&gt;</text:p>
      <text:p text:style-name="Standard">char stack[100];</text:p>
      <text:p text:style-name="Standard">int top = -1;</text:p>
      <text:p text:style-name="Standard">void push(char x)</text:p>
      <text:p text:style-name="Standard">{</text:p>
      <text:p text:style-name="Standard">stack[++top] = x;</text:p>
      <text:p text:style-name="Standard">}</text:p>
      <text:p text:style-name="Standard">char pop()</text:p>
      <text:p text:style-name="Standard">{</text:p>
      <text:p text:style-name="Standard">if(top == -1)</text:p>
      <text:p text:style-name="Standard">return -1;</text:p>
      <text:p text:style-name="Standard">else</text:p>
      <text:p text:style-name="Standard">return stack[top--];</text:p>
      <text:p text:style-name="Standard">}</text:p>
      <text:p text:style-name="Standard">int priority(char x)</text:p>
      <text:p text:style-name="Standard">{</text:p>
      <text:p text:style-name="Standard">if(x == '(')</text:p>
      <text:p text:style-name="Standard">return 0;</text:p>
      <text:p text:style-name="Standard">if(x == '+'||x=='-')</text:p>
      <text:p text:style-name="Standard">return 1;</text:p>
      <text:p text:style-name="Standard">if(x =='*' || x == '/')</text:p>
      <text:p text:style-name="Standard">return 2;</text:p>
      <text:p text:style-name="Standard">return 0;</text:p>
      <text:p text:style-name="Standard">}</text:p>
      <text:p text:style-name="Standard">int main()</text:p>
      <text:p text:style-name="Standard">{</text:p>
      <text:p text:style-name="Standard">char exp[100];</text:p>
      <text:p text:style-name="Standard">char *e, x;</text:p>
      <text:p text:style-name="Standard">printf("Enter the expression :");</text:p>
      <text:p text:style-name="Standard">scanf("%s",exp);</text:p>
      <text:p text:style-name="Standard">printf("\n");</text:p>
      <text:p text:style-name="Standard">e = exp;</text:p>
      <text:p text:style-name="Standard">while(*e !='\0')</text:p>
      <text:p text:style-name="Standard">{</text:p>
      <text:p text:style-name="Standard">if(isalnum(*e))</text:p>
      <text:p text:style-name="Standard">printf("%c" ,*e);</text:p>
      <text:p text:style-name="Standard">else if(*e== '(')</text:p>
      <text:p text:style-name="Standard">push(*e);</text:p>
      <text:p text:style-name="Standard">else if(*e == ')')</text:p>
      <text:p text:style-name="Standard">{</text:p>
      <text:p text:style-name="Standard">while((x = pop()) != '(')</text:p>
      <text:p text:style-name="Standard"/>
      <text:p text:style-name="Standard">printf("%c" , x);</text:p>
      <text:p text:style-name="Standard">}</text:p>
      <text:p text:style-name="Standard">else</text:p>
      <text:p text:style-name="Standard">{</text:p>
      <text:p text:style-name="Standard">while(priority(stack[top])&gt;= priority(*e))</text:p>
      <text:p text:style-name="Standard">printf("%c" ,pop());</text:p>
      <text:p text:style-name="Standard">push(*e);</text:p>
      <text:p text:style-name="Standard">}</text:p>
      <text:p text:style-name="Standard">e++ ;</text:p>
      <text:p text:style-name="Standard"><text:soft-page-break/>}</text:p>
      <text:p text:style-name="Standard">while(top != -1)</text:p>
      <text:p text:style-name="Standard">{</text:p>
      <text:p text:style-name="Standard">printf("%c" ,pop());</text:p>
      <text:p text:style-name="Standard">}return 0;</text:p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4:36:04.386671537</meta:creation-date>
    <dc:date>2022-11-05T14:36:34.730892412</dc:date>
    <meta:editing-duration>PT33S</meta:editing-duration>
    <meta:editing-cycles>1</meta:editing-cycles>
    <meta:document-statistic meta:table-count="0" meta:image-count="0" meta:object-count="0" meta:page-count="2" meta:paragraph-count="57" meta:word-count="115" meta:character-count="645" meta:non-whitespace-character-count="588"/>
    <meta:generator>LibreOffice/6.4.7.2$Linux_X86_64 LibreOffice_project/40$Build-2</meta:generator>
  </office:meta>
</office:document-meta>
</file>